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arial" fo:font-size="12pt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arial" fo:font-size="12pt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/>
      <style:text-properties fo:color="#000000" style:font-name="arial" fo:font-size="12pt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text-properties fo:color="#000000" style:font-name="arial" fo:font-size="12pt"/>
    </style:style>
    <style:style style:name="P8" style:family="paragraph" style:parent-style-name="Standard">
      <style:paragraph-properties fo:margin-top="0cm" fo:margin-bottom="0.499cm" loext:contextual-spacing="false"/>
    </style:style>
    <style:style style:name="P9" style:family="paragraph" style:parent-style-name="Standard">
      <style:paragraph-properties fo:margin-top="0cm" fo:margin-bottom="0.499cm" loext:contextual-spacing="false"/>
      <style:text-properties fo:color="#000000" style:font-name="arial" fo:font-size="12pt"/>
    </style:style>
    <style:style style:name="T1" style:family="text">
      <style:text-properties style:font-name="arial" fo:font-size="12pt"/>
    </style:style>
    <style:style style:name="T2" style:family="text">
      <style:text-properties fo:color="#000000" style:font-name="arial"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>    <text:span text:style-name="T1">!------------------- !</text:span></text:p>
      <text:p text:style-name="P6">    <text:span text:style-name="T1">!  source code !    </text:span></text:p>
      <text:p text:style-name="P6">    <text:span text:style-name="T1">!--------------------!</text:span></text:p>
      <text:p text:style-name="P6">               <text:span text:style-name="T1">!   </text:span></text:p>
      <text:p text:style-name="P6">    <text:span text:style-name="T1">preprocessor</text:span></text:p>
      <text:p text:style-name="P6">               <text:span text:style-name="T1">!                                    !-----------&gt; lexical analyzer  (tokenization)</text:span></text:p>
      <text:p text:style-name="P6">    <text:span text:style-name="T1">compiler                                 !-----------&gt; syntax analyzer  (generation of parse tree)</text:span></text:p>
      <text:p text:style-name="P6">               <text:span text:style-name="T1">!-----------------------------!-----------&gt; semantic analyzer (checks the parse tree and generates parse tree as o/p)</text:span></text:p>
      <text:p text:style-name="P6">    <text:span text:style-name="T1">assembler                              !-----------&gt; intermediate generator (assembly code generated)</text:span></text:p>
      <text:p text:style-name="P6">               <text:span text:style-name="T1">!                                    !-----------&gt; machine dependent code optimizer  (optimized)</text:span></text:p>
      <text:p text:style-name="P6">    <text:span text:style-name="T1">linker &amp; loader                      !------------&gt; code generator</text:span></text:p>
      <text:p text:style-name="P6">              <text:span text:style-name="T1">!                                     !-----------&gt; code optimizer</text:span></text:p>
      <text:p text:style-name="P6">              <text:span text:style-name="T1">!</text:span></text:p>
      <text:p text:style-name="P6">    <text:span text:style-name="T1">!----------------!</text:span></text:p>
      <text:p text:style-name="P6">    <text:span text:style-name="T1">!     a.out      !    </text:span></text:p>
      <text:p text:style-name="P6">    <text:span text:style-name="T1">!----------------!</text:span></text:p>
      <text:p text:style-name="P6"><text:span text:style-name="T1"/></text:p>
      <text:p text:style-name="P6"><text:span text:style-name="T1"/></text:p>
      <text:p text:style-name="P7">1. explain storage classes and where the  below variables are stored</text:p>
      <text:p text:style-name="P7">ex:</text:p>
      <text:p text:style-name="P7">int a;</text:p>
      <text:p text:style-name="P7">int b = 1;</text:p>
      <text:p text:style-name="P7">const int  c ;</text:p>
      <text:p text:style-name="P7">const  int d = 1;</text:p>
      <text:p text:style-name="P7">static int e;</text:p>
      <text:p text:style-name="P7">static int f = 1;</text:p>
      <text:p text:style-name="P8"/>
      <text:p text:style-name="P7">2.draw and explain the memory layout .</text:p>
      <text:p text:style-name="Standard"/>
      <text:p text:style-name="P7">3.explain stack frame .</text:p>
      <text:p text:style-name="P7"/>
      <text:p text:style-name="Standard"/>
      <text:p text:style-name="P7">4.volatile variable and its real time use. explain a scenario .</text:p>
      <text:p text:style-name="Standard"/>
      <text:p text:style-name="P7">5.explain preprocessing stages like lexical , syntax, semantic analyzer.</text:p>
      <text:p text:style-name="Standard"/>
      <text:p text:style-name="P7">6.callback function and its use.</text:p>
      <text:p text:style-name="Standard"/>
      <text:p text:style-name="P7">7. Print pattern</text:p>
      <text:p text:style-name="Standard"/>
      <text:p text:style-name="P7">*<text:tab/><text:tab/> *</text:p>
      <text:p text:style-name="P7">* <text:s text:c="3"/>*<text:tab/> <text:s text:c="5"/>*<text:tab/> *</text:p>
      <text:p text:style-name="P7">* <text:s text:c="3"/>* <text:s text:c="3"/>* <text:s text:c="3"/>*<text:tab/> *</text:p>
      <text:p text:style-name="P7">* <text:s text:c="3"/>* <text:s text:c="9"/>* <text:s text:c="3"/>*</text:p>
      <text:p text:style-name="P7">*<text:tab/><text:tab/> *</text:p>
      <text:p text:style-name="Standard"/>
      <text:p text:style-name="P7">8. structure and union with the real time examples.</text:p>
      <text:p text:style-name="Standard"/>
      <text:p text:style-name="P9"><text:soft-page-break/>9.difference between pragma pack (1) , 2, 4 .</text:p>
      <text:p text:style-name="P2"/>
      <text:p text:style-name="P3">10. bitfield  uses.</text:p>
      <text:p text:style-name="P2"/>
      <text:p text:style-name="P3">11. GDB commands.</text:p>
      <text:p text:style-name="P2"/>
      <text:p text:style-name="P3">12. makefile uses and recursive make file , where you used.</text:p>
      <text:p text:style-name="P2"/>
      <text:p text:style-name="P4"/>
      <text:p text:style-name="P5">Data structures:</text:p>
      <text:p text:style-name="P5">-------------------------------------</text:p>
      <text:p text:style-name="P5">1. Reverse the single linked list without swapping the data.</text:p>
      <text:p text:style-name="P4"/>
      <text:p text:style-name="P5">2. swap the adjacent nodes in the single linked list.</text:p>
      <text:p text:style-name="P4"/>
      <text:p text:style-name="P5">3.linear search and binary search differences  and advantages.</text:p>
      <text:p text:style-name="Text_20_body"/>
      <text:p text:style-name="P5">linux:</text:p>
      <text:p text:style-name="P5">-----------------------------------------------------------------------------------------------------------</text:p>
      <text:p text:style-name="P5"><text:line-break/>1. explain mutex and semaphore and where you used semaphore in our applications.</text:p>
      <text:p text:style-name="P4"/>
      <text:p text:style-name="P5">2.thread and process . explain in which case we can use threads and which case we use process.</text:p>
      <text:p text:style-name="P4"/>
      <text:p text:style-name="P5">3. write the command for redirection some logfile to any other file.</text:p>
      <text:p text:style-name="P4"/>
      <text:p text:style-name="P5">4.how to make a process as a background process.</text:p>
      <text:p text:style-name="P4"/>
      <text:p text:style-name="P5">5.command to fetch the first 10 lines of file and last 10 lines of file.</text:p>
      <text:p text:style-name="P4"/>
      <text:p text:style-name="P5">6.  Use of vfs.</text:p>
      <text:p text:style-name="P4"/>
      <text:p text:style-name="P5">7.what is IPC. Different types of IPC.</text:p>
      <text:p text:style-name="P1"><text:line-break/>8. Difference between  Named pipe and message queue.</text:p>
      <text:p text:style-name="P5">9. which is faster ipc mechanism and why.</text:p>
      <text:p text:style-name="P4"/>
      <text:p text:style-name="P5">Android :</text:p>
      <text:p text:style-name="P5">------------------------------------------------------</text:p>
      <text:p text:style-name="P5">1. explain android architecture.</text:p>
      <text:p text:style-name="P4"/>
      <text:p text:style-name="P5">2. explain Dalvik virtual machine.</text:p>
      <text:p text:style-name="P4"><text:soft-page-break/></text:p>
      <text:p text:style-name="P5">3. explain  the flow of any one mobile application  using the android architecture like camera, mail, etc.</text:p>
      <text:p text:style-name="P4"/>
      <text:p text:style-name="P5">python:</text:p>
      <text:p text:style-name="P5">--------------------------------------------------</text:p>
      <text:p text:style-name="P5">All the basic questions are based on oops and c++</text:p>
      <text:p text:style-name="P4"/>
      <text:p text:style-name="P5">1.lists, tuples, dictionary.</text:p>
      <text:p text:style-name="P4"/>
      <text:p text:style-name="P5">2. Inheritance , method overloading , method overriding, operator overloading.</text:p>
      <text:p text:style-name="P4"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6:37:10.039578389</meta:creation-date>
    <dc:date>2018-05-11T18:47:19.726269715</dc:date>
    <meta:editing-duration>P1DT2H9S</meta:editing-duration>
    <meta:editing-cycles>1</meta:editing-cycles>
    <meta:document-statistic meta:table-count="0" meta:image-count="0" meta:object-count="0" meta:page-count="3" meta:paragraph-count="67" meta:word-count="383" meta:character-count="2844" meta:non-whitespace-character-count="2147"/>
    <meta:generator>LibreOffice/5.1.4.2$Linux_X86_64 LibreOffice_project/10m0$Build-2</meta:generator>
  </office:meta>
</office:document-meta>
</file>